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1" svg:font-family="'Gentium Basic'"/>
    <style:font-face style:name="Gentium Basic2" svg:font-family="'Gentium Basic'" style:font-adornments="Regular"/>
    <style:font-face style:name="Arial1" svg:font-family="Arial" style:font-family-generic="swiss"/>
    <style:font-face style:name="Arial2" svg:font-family="Arial" style:font-adornments="Normale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Gentium Basic" svg:font-family="'Gentium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svg:stroke-color="#000000" draw:marker-end="Arrow" draw:marker-end-width="0.4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7cm" fo:min-width="0cm"/>
    </style:style>
    <style:style style:name="gr6" style:family="graphic" style:parent-style-name="objectwithoutfill">
      <style:graphic-properties svg:stroke-color="#cc0000" draw:marker-end="Arrow" draw:marker-end-width="0.4cm" draw:fill="none" draw:textarea-vertical-align="middle"/>
    </style:style>
    <style:style style:name="gr7" style:family="graphic" style:parent-style-name="objectwithoutfill">
      <style:graphic-properties draw:stroke="dash" draw:stroke-dash="tratti" svg:stroke-color="#cc0000" draw:fill="none" draw:textarea-vertical-align="middle"/>
    </style:style>
    <style:style style:name="gr8" style:family="graphic" style:parent-style-name="standard">
      <style:graphic-properties svg:stroke-width="0.1cm" svg:stroke-color="#000000" draw:marker-start="Arrow" draw:marker-start-width="0.4cm" draw:marker-end="Arrow" draw:marker-end-width="0.4cm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0000ff" draw:marker-end="Arrow" draw:marker-end-width="0.4cm" draw:fill="none" draw:textarea-vertical-align="middle"/>
    </style:style>
    <style:style style:name="gr10" style:family="graphic" style:parent-style-name="objectwithoutfill">
      <style:graphic-properties draw:stroke="dash" draw:stroke-dash="tratti" svg:stroke-color="#0000ff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Gentium Basic" fo:font-size="36pt" style:font-size-asian="36pt" style:font-size-complex="36pt"/>
    </style:style>
    <style:style style:name="P4" style:family="paragraph">
      <loext:graphic-properties draw:fill="none" draw:fill-color="#ffffff"/>
      <style:text-properties style:font-name="Gentium Basic" fo:font-size="22pt" style:font-size-asian="22pt" style:font-size-complex="22pt"/>
    </style:style>
    <style:style style:name="P5" style:family="paragraph">
      <loext:graphic-properties draw:fill="none" draw:fill-color="#ffffff"/>
      <style:text-properties fo:color="#cc0000" style:font-name="Gentium Basic" fo:font-size="36pt" style:font-size-asian="36pt" style:font-size-complex="36pt"/>
    </style:style>
    <style:style style:name="P6" style:family="paragraph">
      <loext:graphic-properties draw:fill="none" draw:fill-color="#ffffff"/>
      <style:text-properties fo:color="#0000ff" style:font-name="Gentium Basic" fo:font-size="36pt" style:font-size-asian="36pt" style:font-size-complex="36pt"/>
    </style:style>
    <style:style style:name="P7" style:family="paragraph">
      <loext:graphic-properties draw:fill="none" draw:fill-color="#ffffff"/>
      <style:text-properties fo:color="#000000" style:font-name="Gentium Basic" fo:font-size="36pt" style:font-size-asian="36pt" style:font-size-complex="36pt"/>
    </style:style>
    <style:style style:name="P8" style:family="paragraph">
      <loext:graphic-properties draw:fill-color="#ffffff"/>
    </style:style>
    <style:style style:name="T1" style:family="text">
      <style:text-properties style:font-name="Gentium Basic" fo:font-size="36pt" style:font-size-asian="36pt" style:font-size-complex="36pt"/>
    </style:style>
    <style:style style:name="T2" style:family="text">
      <style:text-properties style:font-name="Gentium Basic2" fo:font-size="36pt" style:font-name-asian="Gentium Basic2" style:font-size-asian="36pt" style:font-name-complex="Gentium Basic2" style:font-size-complex="36pt"/>
    </style:style>
    <style:style style:name="T3" style:family="text">
      <style:text-properties style:text-position="sub 58%" style:font-name="Gentium Basic2" fo:font-size="36pt" style:font-name-asian="Gentium Basic2" style:font-size-asian="36pt" style:font-name-complex="Gentium Basic2" style:font-size-complex="36pt"/>
    </style:style>
    <style:style style:name="T4" style:family="text">
      <style:text-properties style:font-name="Gentium Basic" fo:font-size="22pt" style:font-size-asian="22pt" style:font-size-complex="22pt"/>
    </style:style>
    <style:style style:name="T5" style:family="text">
      <style:text-properties fo:color="#cc0000" style:font-name="Gentium Basic2" fo:font-size="36pt" style:font-name-asian="Gentium Basic2" style:font-size-asian="36pt" style:font-name-complex="Gentium Basic2" style:font-size-complex="36pt"/>
    </style:style>
    <style:style style:name="T6" style:family="text">
      <style:text-properties fo:color="#cc0000" style:text-position="sub 58%" style:font-name="Gentium Basic2" fo:font-size="36pt" style:font-name-asian="Gentium Basic2" style:font-size-asian="36pt" style:font-name-complex="Gentium Basic2" style:font-size-complex="36pt"/>
    </style:style>
    <style:style style:name="T7" style:family="text">
      <style:text-properties fo:color="#0000ff" style:font-name="Gentium Basic2" fo:font-size="36pt" style:font-name-asian="Gentium Basic2" style:font-size-asian="36pt" style:font-name-complex="Gentium Basic2" style:font-size-complex="36pt"/>
    </style:style>
    <style:style style:name="T8" style:family="text">
      <style:text-properties fo:color="#0000ff" style:text-position="sub 58%" style:font-name="Gentium Basic2" fo:font-size="36pt" style:font-name-asian="Gentium Basic2" style:font-size-asian="36pt" style:font-name-complex="Gentium Basic2" style:font-size-complex="36pt"/>
    </style:style>
    <style:style style:name="T9" style:family="text">
      <style:text-properties fo:color="#000000" style:font-name="Gentium Basic2" fo:font-size="36pt" style:font-name-asian="Gentium Basic2" style:font-size-asian="36pt" style:font-name-complex="Gentium Basic2" style:font-size-complex="36pt"/>
    </style:style>
    <style:style style:name="T10" style:family="text">
      <style:text-properties fo:color="#000000" style:text-position="sub 58%" style:font-name="Gentium Basic2" fo:font-size="36pt" style:font-name-asian="Gentium Basic2" style:font-size-asian="36pt" style:font-name-complex="Gentium Basic2" style:font-size-complex="36pt"/>
    </style:style>
    <style:style style:name="T11" style:family="text">
      <style:text-properties fo:color="#000000" style:text-position="0% 100%" style:font-name="Gentium Basic" fo:font-size="36pt" style:font-name-asian="Arial2" style:font-size-asian="36pt" style:font-name-complex="Arial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8.846cm" svg:height="4.478cm" draw:transform="skewX (0.537910475464652) rotate (-1.5707963267949) translate (15.9154226976672cm 3.90017864777594cm)" svg:viewBox="0 0 8847 4479" svg:d="M0 0c5522-4 8847 4479 8847 4479">
          <text:p/>
        </draw:path>
        <draw:path draw:style-name="gr1" draw:text-style-name="P1" draw:layer="layout" svg:width="7.745cm" svg:height="3.616cm" draw:transform="skewX (-0.0120427718387608) rotate (-2.33455240746762) translate (19.4363947985767cm 7.00007922474778cm)" svg:viewBox="0 0 7746 3617" svg:d="M0 0c3890 2 7746 3617 7746 3617">
          <text:p/>
        </draw:path>
        <draw:custom-shape draw:style-name="gr2" draw:text-style-name="P2" draw:layer="layout" svg:width="0.4cm" svg:height="0.4cm" draw:transform="rotate (-0.71401419699088) translate (11.276cm 9.8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798cm" svg:y1="10.2cm" svg:x2="11.013cm" svg:y2="10.2cm">
          <text:p/>
        </draw:line>
        <draw:path draw:style-name="gr1" draw:text-style-name="P1" draw:layer="layout" svg:width="4.185cm" svg:height="5.103cm" draw:transform="skewX (-0.155857902203094) rotate (-0.245393292830404) translate (11.4012037484227cm 10.2371569328177cm)" svg:viewBox="0 0 4186 5104" svg:d="M0 0c2583 4 4186 5104 4186 5104">
          <text:p/>
        </draw:path>
        <draw:frame draw:style-name="gr4" draw:text-style-name="P3" draw:layer="layout" svg:width="2cm" svg:height="1.724cm" svg:x="12.6cm" svg:y="14.4cm">
          <draw:text-box>
            <text:p><text:span text:style-name="T1">K-</text:span></text:p>
          </draw:text-box>
        </draw:frame>
        <draw:frame draw:style-name="gr5" draw:text-style-name="P3" draw:layer="layout" svg:width="2.4cm" svg:height="2.877cm" svg:x="18.4cm" svg:y="4.8cm">
          <draw:text-box>
            <text:p><text:span text:style-name="T2">π</text:span><text:span text:style-name="T1">+</text:span></text:p>
          </draw:text-box>
        </draw:frame>
        <draw:frame draw:style-name="gr5" draw:text-style-name="P3" draw:layer="layout" svg:width="2.4cm" svg:height="2.877cm" svg:x="13.2cm" svg:y="3.4cm">
          <draw:text-box>
            <text:p><text:span text:style-name="T2">π</text:span><text:span text:style-name="T1">+</text:span></text:p>
          </draw:text-box>
        </draw:frame>
        <draw:custom-shape draw:style-name="gr2" draw:text-style-name="P2" draw:layer="layout" svg:width="0.4cm" svg:height="0.4cm" draw:transform="rotate (-0.71401419699088) translate (3.496cm 9.8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578cm" svg:y1="10.175cm" svg:x2="17.4cm" svg:y2="14.4cm">
          <text:p/>
        </draw:line>
        <draw:line draw:style-name="gr7" draw:text-style-name="P1" draw:layer="layout" svg:x1="11.178cm" svg:y1="9.924cm" svg:x2="5.6cm" svg:y2="5.8cm">
          <text:p/>
        </draw:line>
        <draw:line draw:style-name="gr8" draw:text-style-name="P2" draw:layer="layout" svg:x1="3.798cm" svg:y1="9.924cm" svg:x2="6.2cm" svg:y2="6.6cm">
          <text:p/>
        </draw:line>
        <draw:line draw:style-name="gr9" draw:text-style-name="P1" draw:layer="layout" svg:x1="11.578cm" svg:y1="10.124cm" svg:x2="19.6cm" svg:y2="10.8cm">
          <text:p/>
        </draw:line>
        <draw:line draw:style-name="gr10" draw:text-style-name="P1" draw:layer="layout" svg:x1="11.389cm" svg:y1="10.124cm" svg:x2="5.2cm" svg:y2="9.4cm">
          <text:p/>
        </draw:line>
        <draw:path draw:style-name="gr11" draw:text-style-name="P1" draw:layer="layout" svg:width="0.841cm" svg:height="0.887cm" draw:transform="rotate (-2.97648450635113) translate (9.34591549207839cm 9.47571182297671cm)" svg:viewBox="0 0 842 888" svg:d="M0 888c1217 0 756-888 756-888">
          <text:p/>
        </draw:path>
        <draw:path draw:style-name="gr11" draw:text-style-name="P1" draw:layer="layout" svg:width="0.841cm" svg:height="0.887cm" draw:transform="rotate (-2.97648450635113) translate (9.04591549207839cm 9.37571182297671cm)" svg:viewBox="0 0 842 888" svg:d="M0 888c1217 0 756-888 756-888">
          <text:p/>
        </draw:path>
        <draw:path draw:style-name="gr11" draw:text-style-name="P1" draw:layer="layout" svg:width="0.689cm" svg:height="0.751cm" draw:transform="rotate (-0.904429618383463) translate (13.5000000000424cm 10.3369999999667cm)" svg:viewBox="0 0 690 752" svg:d="M0 0c971 0 633 752 633 752">
          <text:p/>
        </draw:path>
        <draw:path draw:style-name="gr11" draw:text-style-name="P1" draw:layer="layout" svg:width="0.689cm" svg:height="0.751cm" draw:transform="rotate (-0.904429618383462) translate (13.8010000000424cm 10.4369999999667cm)" svg:viewBox="0 0 690 752" svg:d="M0 0c971 0 633 752 633 752">
          <text:p/>
        </draw:path>
        <draw:frame draw:style-name="gr12" draw:text-style-name="P3" draw:layer="layout" svg:width="2.8cm" svg:height="3.957cm" svg:x="2.6cm" svg:y="6.123cm">
          <draw:text-box>
            <text:p><text:span text:style-name="T2">d</text:span><text:span text:style-name="T3">0,XY</text:span></text:p>
          </draw:text-box>
        </draw:frame>
        <draw:frame draw:style-name="gr13" draw:text-style-name="P4" draw:layer="layout" svg:width="2cm" svg:height="2.6cm" svg:x="3.4cm" svg:y="6cm">
          <draw:text-box>
            <text:p><text:span text:style-name="T4">K</text:span></text:p>
          </draw:text-box>
        </draw:frame>
        <draw:frame draw:style-name="gr5" draw:text-style-name="P5" draw:layer="layout" svg:width="2.4cm" svg:height="2.877cm" svg:x="16cm" svg:y="13.923cm">
          <draw:text-box>
            <text:p><text:span text:style-name="T5">p</text:span><text:span text:style-name="T6">K</text:span></text:p>
          </draw:text-box>
        </draw:frame>
        <draw:frame draw:style-name="gr5" draw:text-style-name="P6" draw:layer="layout" svg:width="2.4cm" svg:height="2.877cm" svg:x="19.8cm" svg:y="9.323cm">
          <draw:text-box>
            <text:p><text:span text:style-name="T7">p</text:span><text:span text:style-name="T8">D</text:span></text:p>
          </draw:text-box>
        </draw:frame>
        <draw:frame draw:style-name="gr14" draw:text-style-name="P7" draw:layer="layout" svg:width="2.2cm" svg:height="2.105cm" svg:x="6.4cm" svg:y="10.695cm">
          <draw:text-box>
            <text:p><text:span text:style-name="T9">L</text:span><text:span text:style-name="T10">XY</text:span></text:p>
          </draw:text-box>
        </draw:frame>
        <draw:frame draw:style-name="gr5" draw:text-style-name="P3" draw:layer="layout" svg:width="2.4cm" svg:height="2.877cm" svg:x="13.2cm" svg:y="3.401cm">
          <draw:text-box>
            <text:p><text:span text:style-name="T2">π</text:span><text:span text:style-name="T1">+</text:span></text:p>
          </draw:text-box>
        </draw:frame>
        <draw:frame draw:style-name="gr5" draw:text-style-name="P7" draw:layer="layout" svg:width="2.4cm" svg:height="2.877cm" svg:x="14.2cm" svg:y="10.7cm">
          <draw:text-box>
            <text:p><text:span text:style-name="T11">θ</text:span><text:span text:style-name="T10">XY</text:span></text:p>
          </draw:text-box>
        </draw:frame>
        <draw:frame draw:style-name="gr13" draw:text-style-name="P4" draw:layer="layout" svg:width="1.9cm" svg:height="2.6cm" svg:x="15.1cm" svg:y="10.5cm">
          <draw:text-box>
            <text:p><text:span text:style-name="T4">K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1" svg:font-family="'Gentium Basic'"/>
    <style:font-face style:name="Gentium Basic2" svg:font-family="'Gentium Basic'" style:font-adornments="Regular"/>
    <style:font-face style:name="Arial1" svg:font-family="Arial" style:font-family-generic="swiss"/>
    <style:font-face style:name="Arial2" svg:font-family="Arial" style:font-adornments="Normale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Gentium Basic" svg:font-family="'Gentium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tratti" draw:style="rect" draw:dots1="1" draw:dots1-length="0.5cm" draw:distance="0.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ff" draw:marker-start-width="0.2cm" draw:marker-start-center="false" draw:marker-end-width="0.2cm" draw:marker-end-center="false" draw:fill="solid" draw:fill-color="#0000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2:42:50.734084778</meta:creation-date>
    <dc:date>2016-06-03T18:06:08.737459463</dc:date>
    <meta:editing-duration>PT25M6S</meta:editing-duration>
    <meta:editing-cycles>11</meta:editing-cycles>
    <meta:generator>LibreOffice/5.0.5.2$Linux_X86_64 LibreOffice_project/00m0$Build-2</meta:generator>
    <meta:document-statistic meta:object-count="49"/>
  </office:meta>
</office:document-meta>
</file>